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0.13mm" svg:height="90.04mm" svg:x="102.08mm" svg:y="25.5mm">
            <draw:object draw:notify-on-update-of-ranges="Hoja1.B1:Hoja1.B1 Hoja1.B2:Hoja1.B10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valuaciones</text:p>
          </table:table-cell>
          <table:table-cell office:value-type="string" calcext:value-type="string">
            <text:p>Fitne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507" calcext:value-type="float">
            <text:p>3507</text:p>
          </table:table-cell>
          <table:table-cell table:style-name="ce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9" calcext:value-type="float">
            <text:p>35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30" calcext:value-type="float">
            <text:p>353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43" calcext:value-type="float">
            <text:p>35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7" calcext:value-type="float">
            <text:p>35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77" calcext:value-type="float">
            <text:p>357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14" calcext:value-type="float">
            <text:p>36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4" calcext:value-type="float">
            <text:p>36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80" calcext:value-type="float">
            <text:p>35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48" calcext:value-type="float">
            <text:p>354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77" calcext:value-type="float">
            <text:p>357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81" calcext:value-type="float">
            <text:p>348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1" calcext:value-type="float">
            <text:p>352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17" calcext:value-type="float">
            <text:p>351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56" calcext:value-type="float">
            <text:p>355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3" calcext:value-type="float">
            <text:p>360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11" calcext:value-type="float">
            <text:p>361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94" calcext:value-type="float">
            <text:p>359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88" calcext:value-type="float">
            <text:p>358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71" calcext:value-type="float">
            <text:p>357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65" calcext:value-type="float">
            <text:p>356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56" calcext:value-type="float">
            <text:p>355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71" calcext:value-type="float">
            <text:p>357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65" calcext:value-type="float">
            <text:p>356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22" calcext:value-type="float">
            <text:p>352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95" calcext:value-type="float">
            <text:p>359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87" calcext:value-type="float">
            <text:p>358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65" calcext:value-type="float">
            <text:p>366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3" calcext:value-type="float">
            <text:p>370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00" calcext:value-type="float">
            <text:p>37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78" calcext:value-type="float">
            <text:p>367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39" calcext:value-type="float">
            <text:p>363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27" calcext:value-type="float">
            <text:p>362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95" calcext:value-type="float">
            <text:p>359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3" calcext:value-type="float">
            <text:p>360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32" calcext:value-type="float">
            <text:p>353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46" calcext:value-type="float">
            <text:p>354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19" calcext:value-type="float">
            <text:p>351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26" calcext:value-type="float">
            <text:p>352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30" calcext:value-type="float">
            <text:p>353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587" calcext:value-type="float">
            <text:p>358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69" calcext:value-type="float">
            <text:p>356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32" calcext:value-type="float">
            <text:p>363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51" calcext:value-type="float">
            <text:p>365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26" calcext:value-type="float">
            <text:p>362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35" calcext:value-type="float">
            <text:p>36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70" calcext:value-type="float">
            <text:p>367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35" calcext:value-type="float">
            <text:p>363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82" calcext:value-type="float">
            <text:p>358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22" calcext:value-type="float">
            <text:p>352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79" calcext:value-type="float">
            <text:p>347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93" calcext:value-type="float">
            <text:p>349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96" calcext:value-type="float">
            <text:p>349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08" calcext:value-type="float">
            <text:p>350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22" calcext:value-type="float">
            <text:p>352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19" calcext:value-type="float">
            <text:p>351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30" calcext:value-type="float">
            <text:p>353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32" calcext:value-type="float">
            <text:p>353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74" calcext:value-type="float">
            <text:p>347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60" calcext:value-type="float">
            <text:p>346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33" calcext:value-type="float">
            <text:p>343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29" calcext:value-type="float">
            <text:p>342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97" calcext:value-type="float">
            <text:p>339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93" calcext:value-type="float">
            <text:p>339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82" calcext:value-type="float">
            <text:p>338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38" calcext:value-type="float">
            <text:p>343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64" calcext:value-type="float">
            <text:p>346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83" calcext:value-type="float">
            <text:p>348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62" calcext:value-type="float">
            <text:p>346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522" calcext:value-type="float">
            <text:p>352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02" calcext:value-type="float">
            <text:p>350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503" calcext:value-type="float">
            <text:p>350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68" calcext:value-type="float">
            <text:p>346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474" calcext:value-type="float">
            <text:p>347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3" calcext:value-type="float">
            <text:p>342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391" calcext:value-type="float">
            <text:p>339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390" calcext:value-type="float">
            <text:p>339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381" calcext:value-type="float">
            <text:p>338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364" calcext:value-type="float">
            <text:p>336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06" calcext:value-type="float">
            <text:p>340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410" calcext:value-type="float">
            <text:p>341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403" calcext:value-type="float">
            <text:p>340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58" calcext:value-type="float">
            <text:p>345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87" calcext:value-type="float">
            <text:p>348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516" calcext:value-type="float">
            <text:p>351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52" calcext:value-type="float">
            <text:p>345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53" calcext:value-type="float">
            <text:p>345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40" calcext:value-type="float">
            <text:p>344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45" calcext:value-type="float">
            <text:p>344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79" calcext:value-type="float">
            <text:p>347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462" calcext:value-type="float">
            <text:p>346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543" calcext:value-type="float">
            <text:p>354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557" calcext:value-type="float">
            <text:p>355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464" calcext:value-type="float">
            <text:p>346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521" calcext:value-type="float">
            <text:p>352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655" calcext:value-type="float">
            <text:p>365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656" calcext:value-type="float">
            <text:p>365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50" calcext:value-type="float">
            <text:p>355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557" calcext:value-type="float">
            <text:p>355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551" calcext:value-type="float">
            <text:p>355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58" calcext:value-type="float">
            <text:p>345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512" calcext:value-type="float">
            <text:p>351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577" calcext:value-type="float">
            <text:p>357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609" calcext:value-type="float">
            <text:p>360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612" calcext:value-type="float">
            <text:p>3612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632" calcext:value-type="float">
            <text:p>363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599" calcext:value-type="float">
            <text:p>3599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91" calcext:value-type="float">
            <text:p>359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81" calcext:value-type="float">
            <text:p>358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43" calcext:value-type="float">
            <text:p>3543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521" calcext:value-type="float">
            <text:p>352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502" calcext:value-type="float">
            <text:p>350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555" calcext:value-type="float">
            <text:p>355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555" calcext:value-type="float">
            <text:p>355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578" calcext:value-type="float">
            <text:p>357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529" calcext:value-type="float">
            <text:p>352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589" calcext:value-type="float">
            <text:p>358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621" calcext:value-type="float">
            <text:p>3621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626" calcext:value-type="float">
            <text:p>362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594" calcext:value-type="float">
            <text:p>359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562" calcext:value-type="float">
            <text:p>356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556" calcext:value-type="float">
            <text:p>355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557" calcext:value-type="float">
            <text:p>355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591" calcext:value-type="float">
            <text:p>359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581" calcext:value-type="float">
            <text:p>358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558" calcext:value-type="float">
            <text:p>355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569" calcext:value-type="float">
            <text:p>356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90" calcext:value-type="float">
            <text:p>359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653" calcext:value-type="float">
            <text:p>365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623" calcext:value-type="float">
            <text:p>362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634" calcext:value-type="float">
            <text:p>3634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591" calcext:value-type="float">
            <text:p>359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35" calcext:value-type="float">
            <text:p>353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327" calcext:value-type="float">
            <text:p>332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316" calcext:value-type="float">
            <text:p>331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345" calcext:value-type="float">
            <text:p>334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57" calcext:value-type="float">
            <text:p>335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54" calcext:value-type="float">
            <text:p>335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60" calcext:value-type="float">
            <text:p>336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80" calcext:value-type="float">
            <text:p>338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63" calcext:value-type="float">
            <text:p>336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41" calcext:value-type="float">
            <text:p>3341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62" calcext:value-type="float">
            <text:p>356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516" calcext:value-type="float">
            <text:p>351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02" calcext:value-type="float">
            <text:p>3502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66" calcext:value-type="float">
            <text:p>346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6" calcext:value-type="float">
            <text:p>338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538" calcext:value-type="float">
            <text:p>353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48" calcext:value-type="float">
            <text:p>354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513" calcext:value-type="float">
            <text:p>351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43" calcext:value-type="float">
            <text:p>354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609" calcext:value-type="float">
            <text:p>360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617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70" calcext:value-type="float">
            <text:p>3570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68" calcext:value-type="float">
            <text:p>356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3" calcext:value-type="float">
            <text:p>354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58" calcext:value-type="float">
            <text:p>355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9" calcext:value-type="float">
            <text:p>359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472" calcext:value-type="float">
            <text:p>347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32" calcext:value-type="float">
            <text:p>353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527" calcext:value-type="float">
            <text:p>352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483" calcext:value-type="float">
            <text:p>348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04" calcext:value-type="float">
            <text:p>330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526" calcext:value-type="float">
            <text:p>352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573" calcext:value-type="float">
            <text:p>357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594" calcext:value-type="float">
            <text:p>359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616" calcext:value-type="float">
            <text:p>361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629" calcext:value-type="float">
            <text:p>362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573" calcext:value-type="float">
            <text:p>357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53" calcext:value-type="float">
            <text:p>355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589" calcext:value-type="float">
            <text:p>358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65" calcext:value-type="float">
            <text:p>356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546" calcext:value-type="float">
            <text:p>354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17" calcext:value-type="float">
            <text:p>351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521" calcext:value-type="float">
            <text:p>352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508" calcext:value-type="float">
            <text:p>350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533" calcext:value-type="float">
            <text:p>35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517" calcext:value-type="float">
            <text:p>351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537" calcext:value-type="float">
            <text:p>353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551" calcext:value-type="float">
            <text:p>355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18" calcext:value-type="float">
            <text:p>351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518" calcext:value-type="float">
            <text:p>351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478" calcext:value-type="float">
            <text:p>347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464" calcext:value-type="float">
            <text:p>346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503" calcext:value-type="float">
            <text:p>350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543" calcext:value-type="float">
            <text:p>354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551" calcext:value-type="float">
            <text:p>355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562" calcext:value-type="float">
            <text:p>356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552" calcext:value-type="float">
            <text:p>355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590" calcext:value-type="float">
            <text:p>359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546" calcext:value-type="float">
            <text:p>354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597" calcext:value-type="float">
            <text:p>359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624" calcext:value-type="float">
            <text:p>362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591" calcext:value-type="float">
            <text:p>359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578" calcext:value-type="float">
            <text:p>357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543" calcext:value-type="float">
            <text:p>354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577" calcext:value-type="float">
            <text:p>357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562" calcext:value-type="float">
            <text:p>356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532" calcext:value-type="float">
            <text:p>353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32" calcext:value-type="float">
            <text:p>363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642" calcext:value-type="float">
            <text:p>364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645" calcext:value-type="float">
            <text:p>364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577" calcext:value-type="float">
            <text:p>357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582" calcext:value-type="float">
            <text:p>358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673" calcext:value-type="float">
            <text:p>367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642" calcext:value-type="float">
            <text:p>364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670" calcext:value-type="float">
            <text:p>367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695" calcext:value-type="float">
            <text:p>369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679" calcext:value-type="float">
            <text:p>367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75" calcext:value-type="float">
            <text:p>367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670" calcext:value-type="float">
            <text:p>367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635" calcext:value-type="float">
            <text:p>363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577" calcext:value-type="float">
            <text:p>357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626" calcext:value-type="float">
            <text:p>362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29" calcext:value-type="float">
            <text:p>362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589" calcext:value-type="float">
            <text:p>358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69" calcext:value-type="float">
            <text:p>356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638" calcext:value-type="float">
            <text:p>363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627" calcext:value-type="float">
            <text:p>362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667" calcext:value-type="float">
            <text:p>366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636" calcext:value-type="float">
            <text:p>363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685" calcext:value-type="float">
            <text:p>368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663" calcext:value-type="float">
            <text:p>366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651" calcext:value-type="float">
            <text:p>365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58" calcext:value-type="float">
            <text:p>365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09" calcext:value-type="float">
            <text:p>3609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51" calcext:value-type="float">
            <text:p>365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46" calcext:value-type="float">
            <text:p>3646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634" calcext:value-type="float">
            <text:p>363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63" calcext:value-type="float">
            <text:p>366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648" calcext:value-type="float">
            <text:p>364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646" calcext:value-type="float">
            <text:p>364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614" calcext:value-type="float">
            <text:p>361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597" calcext:value-type="float">
            <text:p>359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621" calcext:value-type="float">
            <text:p>362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611" calcext:value-type="float">
            <text:p>361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649" calcext:value-type="float">
            <text:p>364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659" calcext:value-type="float">
            <text:p>365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645" calcext:value-type="float">
            <text:p>364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615" calcext:value-type="float">
            <text:p>361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45" calcext:value-type="float">
            <text:p>364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644" calcext:value-type="float">
            <text:p>3644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587" calcext:value-type="float">
            <text:p>358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30" calcext:value-type="float">
            <text:p>363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667" calcext:value-type="float">
            <text:p>366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663" calcext:value-type="float">
            <text:p>366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686" calcext:value-type="float">
            <text:p>368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667" calcext:value-type="float">
            <text:p>3667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666" calcext:value-type="float">
            <text:p>366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642" calcext:value-type="float">
            <text:p>364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43" calcext:value-type="float">
            <text:p>364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644" calcext:value-type="float">
            <text:p>3644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612" calcext:value-type="float">
            <text:p>361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629" calcext:value-type="float">
            <text:p>3629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641" calcext:value-type="float">
            <text:p>364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629" calcext:value-type="float">
            <text:p>362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591" calcext:value-type="float">
            <text:p>3591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632" calcext:value-type="float">
            <text:p>363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571" calcext:value-type="float">
            <text:p>3571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629" calcext:value-type="float">
            <text:p>362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615" calcext:value-type="float">
            <text:p>361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598" calcext:value-type="float">
            <text:p>359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639" calcext:value-type="float">
            <text:p>3639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632" calcext:value-type="float">
            <text:p>363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633" calcext:value-type="float">
            <text:p>363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660" calcext:value-type="float">
            <text:p>366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645" calcext:value-type="float">
            <text:p>364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24" calcext:value-type="float">
            <text:p>3624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34" calcext:value-type="float">
            <text:p>363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689" calcext:value-type="float">
            <text:p>3689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656" calcext:value-type="float">
            <text:p>3656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691" calcext:value-type="float">
            <text:p>3691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709" calcext:value-type="float">
            <text:p>370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681" calcext:value-type="float">
            <text:p>368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749" calcext:value-type="float">
            <text:p>374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741" calcext:value-type="float">
            <text:p>3741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0" calcext:value-type="float">
            <text:p>3780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757" calcext:value-type="float">
            <text:p>375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726" calcext:value-type="float">
            <text:p>3726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740" calcext:value-type="float">
            <text:p>374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720" calcext:value-type="float">
            <text:p>372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757" calcext:value-type="float">
            <text:p>375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755" calcext:value-type="float">
            <text:p>375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749" calcext:value-type="float">
            <text:p>3749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725" calcext:value-type="float">
            <text:p>372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733" calcext:value-type="float">
            <text:p>373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747" calcext:value-type="float">
            <text:p>374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748" calcext:value-type="float">
            <text:p>374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780" calcext:value-type="float">
            <text:p>378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801" calcext:value-type="float">
            <text:p>380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770" calcext:value-type="float">
            <text:p>377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95" calcext:value-type="float">
            <text:p>379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742" calcext:value-type="float">
            <text:p>3742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750" calcext:value-type="float">
            <text:p>375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826" calcext:value-type="float">
            <text:p>382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23" calcext:value-type="float">
            <text:p>382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785" calcext:value-type="float">
            <text:p>378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781" calcext:value-type="float">
            <text:p>378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747" calcext:value-type="float">
            <text:p>374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799" calcext:value-type="float">
            <text:p>3799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784" calcext:value-type="float">
            <text:p>3784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785" calcext:value-type="float">
            <text:p>378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728" calcext:value-type="float">
            <text:p>3728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825" calcext:value-type="float">
            <text:p>382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800" calcext:value-type="float">
            <text:p>380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826" calcext:value-type="float">
            <text:p>382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813" calcext:value-type="float">
            <text:p>3813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784" calcext:value-type="float">
            <text:p>3784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794" calcext:value-type="float">
            <text:p>3794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789" calcext:value-type="float">
            <text:p>378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91" calcext:value-type="float">
            <text:p>3791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808" calcext:value-type="float">
            <text:p>380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755" calcext:value-type="float">
            <text:p>375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810" calcext:value-type="float">
            <text:p>381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812" calcext:value-type="float">
            <text:p>3812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810" calcext:value-type="float">
            <text:p>381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785" calcext:value-type="float">
            <text:p>378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813" calcext:value-type="float">
            <text:p>381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788" calcext:value-type="float">
            <text:p>3788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803" calcext:value-type="float">
            <text:p>380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809" calcext:value-type="float">
            <text:p>380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799" calcext:value-type="float">
            <text:p>3799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791" calcext:value-type="float">
            <text:p>379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757" calcext:value-type="float">
            <text:p>375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781" calcext:value-type="float">
            <text:p>3781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813" calcext:value-type="float">
            <text:p>381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746" calcext:value-type="float">
            <text:p>3746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783" calcext:value-type="float">
            <text:p>378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803" calcext:value-type="float">
            <text:p>3803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802" calcext:value-type="float">
            <text:p>3802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792" calcext:value-type="float">
            <text:p>3792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839" calcext:value-type="float">
            <text:p>3839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809" calcext:value-type="float">
            <text:p>3809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790" calcext:value-type="float">
            <text:p>379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793" calcext:value-type="float">
            <text:p>379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825" calcext:value-type="float">
            <text:p>382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780" calcext:value-type="float">
            <text:p>378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798" calcext:value-type="float">
            <text:p>3798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808" calcext:value-type="float">
            <text:p>380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817" calcext:value-type="float">
            <text:p>381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814" calcext:value-type="float">
            <text:p>381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864" calcext:value-type="float">
            <text:p>3864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858" calcext:value-type="float">
            <text:p>3858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853" calcext:value-type="float">
            <text:p>385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867" calcext:value-type="float">
            <text:p>3867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862" calcext:value-type="float">
            <text:p>3862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880" calcext:value-type="float">
            <text:p>388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21" calcext:value-type="float">
            <text:p>392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954" calcext:value-type="float">
            <text:p>3954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932" calcext:value-type="float">
            <text:p>3932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880" calcext:value-type="float">
            <text:p>388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859" calcext:value-type="float">
            <text:p>385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903" calcext:value-type="float">
            <text:p>3903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924" calcext:value-type="float">
            <text:p>3924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883" calcext:value-type="float">
            <text:p>388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44" calcext:value-type="float">
            <text:p>3944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946" calcext:value-type="float">
            <text:p>3946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883" calcext:value-type="float">
            <text:p>3883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974" calcext:value-type="float">
            <text:p>3974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939" calcext:value-type="float">
            <text:p>3939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975" calcext:value-type="float">
            <text:p>397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958" calcext:value-type="float">
            <text:p>3958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980" calcext:value-type="float">
            <text:p>398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979" calcext:value-type="float">
            <text:p>3979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968" calcext:value-type="float">
            <text:p>3968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962" calcext:value-type="float">
            <text:p>3962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929" calcext:value-type="float">
            <text:p>3929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911" calcext:value-type="float">
            <text:p>391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940" calcext:value-type="float">
            <text:p>394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937" calcext:value-type="float">
            <text:p>393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957" calcext:value-type="float">
            <text:p>3957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912" calcext:value-type="float">
            <text:p>3912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975" calcext:value-type="float">
            <text:p>397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963" calcext:value-type="float">
            <text:p>396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979" calcext:value-type="float">
            <text:p>3979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913" calcext:value-type="float">
            <text:p>391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985" calcext:value-type="float">
            <text:p>398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003" calcext:value-type="float">
            <text:p>400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984" calcext:value-type="float">
            <text:p>3984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938" calcext:value-type="float">
            <text:p>393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938" calcext:value-type="float">
            <text:p>3938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961" calcext:value-type="float">
            <text:p>396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958" calcext:value-type="float">
            <text:p>3958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962" calcext:value-type="float">
            <text:p>3962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927" calcext:value-type="float">
            <text:p>392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970" calcext:value-type="float">
            <text:p>397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022" calcext:value-type="float">
            <text:p>4022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007" calcext:value-type="float">
            <text:p>4007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012" calcext:value-type="float">
            <text:p>4012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043" calcext:value-type="float">
            <text:p>4043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974" calcext:value-type="float">
            <text:p>3974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006" calcext:value-type="float">
            <text:p>4006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019" calcext:value-type="float">
            <text:p>401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042" calcext:value-type="float">
            <text:p>4042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047" calcext:value-type="float">
            <text:p>4047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015" calcext:value-type="float">
            <text:p>401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054" calcext:value-type="float">
            <text:p>4054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026" calcext:value-type="float">
            <text:p>4026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043" calcext:value-type="float">
            <text:p>4043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026" calcext:value-type="float">
            <text:p>4026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015" calcext:value-type="float">
            <text:p>401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040" calcext:value-type="float">
            <text:p>404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010" calcext:value-type="float">
            <text:p>401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012" calcext:value-type="float">
            <text:p>401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37" calcext:value-type="float">
            <text:p>4037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085" calcext:value-type="float">
            <text:p>408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038" calcext:value-type="float">
            <text:p>403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036" calcext:value-type="float">
            <text:p>4036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080" calcext:value-type="float">
            <text:p>4080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070" calcext:value-type="float">
            <text:p>4070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062" calcext:value-type="float">
            <text:p>4062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055" calcext:value-type="float">
            <text:p>405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065" calcext:value-type="float">
            <text:p>406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067" calcext:value-type="float">
            <text:p>406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108" calcext:value-type="float">
            <text:p>4108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53" calcext:value-type="float">
            <text:p>405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098" calcext:value-type="float">
            <text:p>409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032" calcext:value-type="float">
            <text:p>403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064" calcext:value-type="float">
            <text:p>4064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103" calcext:value-type="float">
            <text:p>4103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087" calcext:value-type="float">
            <text:p>4087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76" calcext:value-type="float">
            <text:p>4076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079" calcext:value-type="float">
            <text:p>4079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53" calcext:value-type="float">
            <text:p>405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057" calcext:value-type="float">
            <text:p>4057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036" calcext:value-type="float">
            <text:p>4036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128" calcext:value-type="float">
            <text:p>412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123" calcext:value-type="float">
            <text:p>4123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92" calcext:value-type="float">
            <text:p>4092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122" calcext:value-type="float">
            <text:p>4122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076" calcext:value-type="float">
            <text:p>4076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047" calcext:value-type="float">
            <text:p>4047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099" calcext:value-type="float">
            <text:p>409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36" calcext:value-type="float">
            <text:p>4036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131" calcext:value-type="float">
            <text:p>413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058" calcext:value-type="float">
            <text:p>4058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053" calcext:value-type="float">
            <text:p>405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110" calcext:value-type="float">
            <text:p>4110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077" calcext:value-type="float">
            <text:p>407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110" calcext:value-type="float">
            <text:p>411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84" calcext:value-type="float">
            <text:p>4084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081" calcext:value-type="float">
            <text:p>4081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93" calcext:value-type="float">
            <text:p>4093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129" calcext:value-type="float">
            <text:p>4129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085" calcext:value-type="float">
            <text:p>408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098" calcext:value-type="float">
            <text:p>4098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094" calcext:value-type="float">
            <text:p>4094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056" calcext:value-type="float">
            <text:p>4056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129" calcext:value-type="float">
            <text:p>4129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074" calcext:value-type="float">
            <text:p>407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64" calcext:value-type="float">
            <text:p>4064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080" calcext:value-type="float">
            <text:p>408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83" calcext:value-type="float">
            <text:p>408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118" calcext:value-type="float">
            <text:p>4118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114" calcext:value-type="float">
            <text:p>4114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121" calcext:value-type="float">
            <text:p>4121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117" calcext:value-type="float">
            <text:p>411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125" calcext:value-type="float">
            <text:p>412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108" calcext:value-type="float">
            <text:p>410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098" calcext:value-type="float">
            <text:p>4098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63" calcext:value-type="float">
            <text:p>406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063" calcext:value-type="float">
            <text:p>406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077" calcext:value-type="float">
            <text:p>407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094" calcext:value-type="float">
            <text:p>4094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126" calcext:value-type="float">
            <text:p>4126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088" calcext:value-type="float">
            <text:p>4088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084" calcext:value-type="float">
            <text:p>408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085" calcext:value-type="float">
            <text:p>408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084" calcext:value-type="float">
            <text:p>4084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103" calcext:value-type="float">
            <text:p>4103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107" calcext:value-type="float">
            <text:p>4107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099" calcext:value-type="float">
            <text:p>4099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117" calcext:value-type="float">
            <text:p>4117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076" calcext:value-type="float">
            <text:p>4076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910" calcext:value-type="float">
            <text:p>3910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057" calcext:value-type="float">
            <text:p>405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114" calcext:value-type="float">
            <text:p>4114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087" calcext:value-type="float">
            <text:p>4087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49" calcext:value-type="float">
            <text:p>4049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061" calcext:value-type="float">
            <text:p>406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087" calcext:value-type="float">
            <text:p>408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099" calcext:value-type="float">
            <text:p>4099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130" calcext:value-type="float">
            <text:p>4130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082" calcext:value-type="float">
            <text:p>4082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84" calcext:value-type="float">
            <text:p>4084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135" calcext:value-type="float">
            <text:p>413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079" calcext:value-type="float">
            <text:p>4079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072" calcext:value-type="float">
            <text:p>4072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144" calcext:value-type="float">
            <text:p>4144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134" calcext:value-type="float">
            <text:p>413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112" calcext:value-type="float">
            <text:p>411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158" calcext:value-type="float">
            <text:p>415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123" calcext:value-type="float">
            <text:p>4123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138" calcext:value-type="float">
            <text:p>4138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122" calcext:value-type="float">
            <text:p>4122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103" calcext:value-type="float">
            <text:p>410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92" calcext:value-type="float">
            <text:p>4092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107" calcext:value-type="float">
            <text:p>4107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132" calcext:value-type="float">
            <text:p>4132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155" calcext:value-type="float">
            <text:p>415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092" calcext:value-type="float">
            <text:p>409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117" calcext:value-type="float">
            <text:p>411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132" calcext:value-type="float">
            <text:p>4132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152" calcext:value-type="float">
            <text:p>4152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118" calcext:value-type="float">
            <text:p>4118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119" calcext:value-type="float">
            <text:p>4119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152" calcext:value-type="float">
            <text:p>4152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105" calcext:value-type="float">
            <text:p>410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118" calcext:value-type="float">
            <text:p>411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136" calcext:value-type="float">
            <text:p>4136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094" calcext:value-type="float">
            <text:p>4094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137" calcext:value-type="float">
            <text:p>4137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124" calcext:value-type="float">
            <text:p>4124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119" calcext:value-type="float">
            <text:p>4119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108" calcext:value-type="float">
            <text:p>4108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177" calcext:value-type="float">
            <text:p>417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142" calcext:value-type="float">
            <text:p>4142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182" calcext:value-type="float">
            <text:p>4182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123" calcext:value-type="float">
            <text:p>4123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117" calcext:value-type="float">
            <text:p>411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119" calcext:value-type="float">
            <text:p>4119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158" calcext:value-type="float">
            <text:p>4158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155" calcext:value-type="float">
            <text:p>415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167" calcext:value-type="float">
            <text:p>416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171" calcext:value-type="float">
            <text:p>417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153" calcext:value-type="float">
            <text:p>4153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183" calcext:value-type="float">
            <text:p>418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086" calcext:value-type="float">
            <text:p>4086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154" calcext:value-type="float">
            <text:p>4154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150" calcext:value-type="float">
            <text:p>4150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139" calcext:value-type="float">
            <text:p>4139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159" calcext:value-type="float">
            <text:p>4159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093" calcext:value-type="float">
            <text:p>4093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157" calcext:value-type="float">
            <text:p>415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111" calcext:value-type="float">
            <text:p>4111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188" calcext:value-type="float">
            <text:p>4188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139" calcext:value-type="float">
            <text:p>4139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151" calcext:value-type="float">
            <text:p>4151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160" calcext:value-type="float">
            <text:p>4160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170" calcext:value-type="float">
            <text:p>4170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142" calcext:value-type="float">
            <text:p>4142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159" calcext:value-type="float">
            <text:p>4159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164" calcext:value-type="float">
            <text:p>4164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178" calcext:value-type="float">
            <text:p>417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151" calcext:value-type="float">
            <text:p>415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170" calcext:value-type="float">
            <text:p>4170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125" calcext:value-type="float">
            <text:p>412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150" calcext:value-type="float">
            <text:p>4150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129" calcext:value-type="float">
            <text:p>4129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188" calcext:value-type="float">
            <text:p>418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132" calcext:value-type="float">
            <text:p>4132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216" calcext:value-type="float">
            <text:p>4216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166" calcext:value-type="float">
            <text:p>4166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149" calcext:value-type="float">
            <text:p>4149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174" calcext:value-type="float">
            <text:p>4174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212" calcext:value-type="float">
            <text:p>4212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148" calcext:value-type="float">
            <text:p>4148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201" calcext:value-type="float">
            <text:p>4201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154" calcext:value-type="float">
            <text:p>4154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202" calcext:value-type="float">
            <text:p>4202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157" calcext:value-type="float">
            <text:p>415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175" calcext:value-type="float">
            <text:p>417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166" calcext:value-type="float">
            <text:p>4166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181" calcext:value-type="float">
            <text:p>418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181" calcext:value-type="float">
            <text:p>4181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169" calcext:value-type="float">
            <text:p>4169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170" calcext:value-type="float">
            <text:p>417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176" calcext:value-type="float">
            <text:p>417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208" calcext:value-type="float">
            <text:p>4208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206" calcext:value-type="float">
            <text:p>420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169" calcext:value-type="float">
            <text:p>4169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160" calcext:value-type="float">
            <text:p>4160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166" calcext:value-type="float">
            <text:p>416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147" calcext:value-type="float">
            <text:p>414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162" calcext:value-type="float">
            <text:p>416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215" calcext:value-type="float">
            <text:p>421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162" calcext:value-type="float">
            <text:p>416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188" calcext:value-type="float">
            <text:p>4188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163" calcext:value-type="float">
            <text:p>4163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167" calcext:value-type="float">
            <text:p>4167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202" calcext:value-type="float">
            <text:p>4202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187" calcext:value-type="float">
            <text:p>4187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147" calcext:value-type="float">
            <text:p>414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182" calcext:value-type="float">
            <text:p>4182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182" calcext:value-type="float">
            <text:p>4182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180" calcext:value-type="float">
            <text:p>4180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160" calcext:value-type="float">
            <text:p>4160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202" calcext:value-type="float">
            <text:p>4202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198" calcext:value-type="float">
            <text:p>4198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162" calcext:value-type="float">
            <text:p>4162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171" calcext:value-type="float">
            <text:p>417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184" calcext:value-type="float">
            <text:p>4184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191" calcext:value-type="float">
            <text:p>4191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155" calcext:value-type="float">
            <text:p>415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138" calcext:value-type="float">
            <text:p>4138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204" calcext:value-type="float">
            <text:p>4204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147" calcext:value-type="float">
            <text:p>4147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198" calcext:value-type="float">
            <text:p>4198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164" calcext:value-type="float">
            <text:p>4164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195" calcext:value-type="float">
            <text:p>419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144" calcext:value-type="float">
            <text:p>4144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181" calcext:value-type="float">
            <text:p>418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202" calcext:value-type="float">
            <text:p>4202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13" calcext:value-type="float">
            <text:p>4213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169" calcext:value-type="float">
            <text:p>4169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171" calcext:value-type="float">
            <text:p>4171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224" calcext:value-type="float">
            <text:p>4224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231" calcext:value-type="float">
            <text:p>423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228" calcext:value-type="float">
            <text:p>4228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235" calcext:value-type="float">
            <text:p>423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196" calcext:value-type="float">
            <text:p>4196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194" calcext:value-type="float">
            <text:p>4194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155" calcext:value-type="float">
            <text:p>415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194" calcext:value-type="float">
            <text:p>4194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159" calcext:value-type="float">
            <text:p>4159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204" calcext:value-type="float">
            <text:p>4204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193" calcext:value-type="float">
            <text:p>4193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203" calcext:value-type="float">
            <text:p>4203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176" calcext:value-type="float">
            <text:p>4176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195" calcext:value-type="float">
            <text:p>419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205" calcext:value-type="float">
            <text:p>420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205" calcext:value-type="float">
            <text:p>420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204" calcext:value-type="float">
            <text:p>4204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214" calcext:value-type="float">
            <text:p>421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191" calcext:value-type="float">
            <text:p>419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164" calcext:value-type="float">
            <text:p>4164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211" calcext:value-type="float">
            <text:p>4211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208" calcext:value-type="float">
            <text:p>4208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17" calcext:value-type="float">
            <text:p>4217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228" calcext:value-type="float">
            <text:p>4228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218" calcext:value-type="float">
            <text:p>4218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202" calcext:value-type="float">
            <text:p>4202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146" calcext:value-type="float">
            <text:p>4146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155" calcext:value-type="float">
            <text:p>415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183" calcext:value-type="float">
            <text:p>418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208" calcext:value-type="float">
            <text:p>4208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134" calcext:value-type="float">
            <text:p>4134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212" calcext:value-type="float">
            <text:p>4212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235" calcext:value-type="float">
            <text:p>423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181" calcext:value-type="float">
            <text:p>4181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222" calcext:value-type="float">
            <text:p>4222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143" calcext:value-type="float">
            <text:p>414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170" calcext:value-type="float">
            <text:p>4170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230" calcext:value-type="float">
            <text:p>4230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201" calcext:value-type="float">
            <text:p>4201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218" calcext:value-type="float">
            <text:p>4218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194" calcext:value-type="float">
            <text:p>4194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210" calcext:value-type="float">
            <text:p>4210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181" calcext:value-type="float">
            <text:p>418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171" calcext:value-type="float">
            <text:p>417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227" calcext:value-type="float">
            <text:p>422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125" calcext:value-type="float">
            <text:p>4125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222" calcext:value-type="float">
            <text:p>4222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193" calcext:value-type="float">
            <text:p>419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182" calcext:value-type="float">
            <text:p>418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192" calcext:value-type="float">
            <text:p>419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176" calcext:value-type="float">
            <text:p>4176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205" calcext:value-type="float">
            <text:p>420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209" calcext:value-type="float">
            <text:p>4209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197" calcext:value-type="float">
            <text:p>419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195" calcext:value-type="float">
            <text:p>419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191" calcext:value-type="float">
            <text:p>4191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176" calcext:value-type="float">
            <text:p>4176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169" calcext:value-type="float">
            <text:p>41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91" calcext:value-type="float">
            <text:p>4191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218" calcext:value-type="float">
            <text:p>4218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188" calcext:value-type="float">
            <text:p>4188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191" calcext:value-type="float">
            <text:p>4191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197" calcext:value-type="float">
            <text:p>4197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206" calcext:value-type="float">
            <text:p>4206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168" calcext:value-type="float">
            <text:p>4168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170" calcext:value-type="float">
            <text:p>4170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202" calcext:value-type="float">
            <text:p>4202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195" calcext:value-type="float">
            <text:p>4195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227" calcext:value-type="float">
            <text:p>4227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163" calcext:value-type="float">
            <text:p>4163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220" calcext:value-type="float">
            <text:p>4220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230" calcext:value-type="float">
            <text:p>4230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185" calcext:value-type="float">
            <text:p>4185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214" calcext:value-type="float">
            <text:p>4214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177" calcext:value-type="float">
            <text:p>4177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161" calcext:value-type="float">
            <text:p>4161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168" calcext:value-type="float">
            <text:p>4168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163" calcext:value-type="float">
            <text:p>4163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69" calcext:value-type="float">
            <text:p>416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184" calcext:value-type="float">
            <text:p>4184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225" calcext:value-type="float">
            <text:p>4225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194" calcext:value-type="float">
            <text:p>4194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157" calcext:value-type="float">
            <text:p>4157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187" calcext:value-type="float">
            <text:p>4187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191" calcext:value-type="float">
            <text:p>4191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207" calcext:value-type="float">
            <text:p>4207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0.00806" calcext:value-type="float">
            <text:p>0,00806</text:p>
          </table:table-cell>
          <table:table-cell office:value-type="float" office:value="1031" calcext:value-type="float">
            <text:p>1031</text:p>
          </table:table-cell>
          <table:table-cell/>
        </table:table-row>
        <table:table-row table:style-name="ro1" table:number-rows-repeated="9422">
          <table:table-cell table:number-columns-repeated="4"/>
        </table:table-row>
        <table:table-row table:style-name="ro1">
          <table:table-cell table:number-columns-repeated="2"/>
          <table:table-cell office:value-type="float" office:value="10454" calcext:value-type="float">
            <text:p>104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20:01:41.3724489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2:00:52.297899816</meta:creation-date>
    <meta:generator>LibreOffice/6.0.7.3$Linux_X86_64 LibreOffice_project/00m0$Build-3</meta:generator>
    <dc:date>2019-06-03T20:02:11.320124934</dc:date>
    <meta:editing-duration>PT28M30S</meta:editing-duration>
    <meta:editing-cycles>8</meta:editing-cycles>
    <meta:document-statistic meta:table-count="1" meta:cell-count="20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title svg:x="4.683cm" svg:y="0.316cm" chart:style-name="ch2">
          <text:p>Evolución del Coste - SOM-b_13</text:p>
        </chart:title>
        <chart:plot-area chart:style-name="ch3" table:cell-range-address="Hoja1.B1:Hoja1.B1032" chart:data-source-has-labels="row" svg:x="1.331cm" svg:y="1.275cm" svg:width="14.363cm" svg:height="6.569cm">
          <chartooo:coordinate-region svg:x="2.323cm" svg:y="1.275cm" svg:width="13.371cm" svg:height="5.445cm"/>
          <chart:axis chart:dimension="x" chart:name="primary-x" chart:style-name="ch4">
            <chart:title svg:x="7.476cm" svg:y="8.024cm" chart:style-name="ch5">
              <text:p>Evaluaciones</text:p>
            </chart:title>
          </chart:axis>
          <chart:axis chart:dimension="y" chart:name="primary-y" chart:style-name="ch4">
            <chart:title svg:x="0.451cm" svg:y="5.132cm" chart:style-name="ch6">
              <text:p>Fitness</text:p>
            </chart:title>
            <chart:grid chart:style-name="ch7" chart:class="major"/>
          </chart:axis>
          <chart:series chart:style-name="ch8" chart:values-cell-range-address="Hoja1.B2:Hoja1.B1032" chart:label-cell-address="Hoja1.B1:Hoja1.B1" chart:class="chart:line">
            <chart:data-point chart:repeated="10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7">
                <text:p>3507</text:p>
                <draw:g>
                  <svg:desc>Hoja1.B2:Hoja1.B10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151">
                <text:p>41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151">
                <text:p>41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201">
                <text:p>42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193">
                <text:p>419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201">
                <text:p>42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193">
                <text:p>419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200">
                <text:p>4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